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2E000069D500003367E9E0C98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5cm" fo:min-width="1.0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5cm" fo:min-width="1.5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29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8pt" style:font-size-complex="18pt"/>
    </style:style>
    <style:style style:name="P3" style:family="paragraph">
      <style:text-properties fo:font-size="7.5pt" style:font-size-asian="18pt" style:font-size-complex="18pt"/>
    </style:style>
    <style:style style:name="T1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288cm" svg:height="2.567cm" svg:x="0.5cm" svg:y="0.733cm">
          <draw:image xlink:href="Pictures/2000002E000069D500003367E9E0C984.svm" xlink:type="simple" xlink:show="embed" xlink:actuate="onLoad">
            <text:p/>
          </draw:image>
        </draw:frame>
        <draw:frame draw:style-name="gr2" draw:text-style-name="P2" draw:layer="layout" svg:width="4.033cm" svg:height="0.755cm" svg:x="4.461cm" svg:y="2.645cm">
          <draw:text-box>
            <text:p><text:span text:style-name="T1">Tommi Mäkitalo</text:span></text:p>
          </draw:text-box>
        </draw:frame>
        <draw:frame draw:style-name="gr3" draw:text-style-name="P3" draw:layer="layout" svg:width="2.31cm" svg:height="0.543cm" svg:x="4.461cm" svg:y="3.345cm">
          <draw:text-box>
            <text:p text:style-name="P3">Taunusstraße 7</text:p>
          </draw:text-box>
        </draw:frame>
        <draw:frame draw:style-name="gr4" draw:text-style-name="P3" draw:layer="layout" svg:width="3.055cm" svg:height="0.569cm" svg:x="4.461cm" svg:y="3.692cm">
          <draw:text-box>
            <text:p text:style-name="P3">D-65843 Sulzbach/Ts.</text:p>
          </draw:text-box>
        </draw:frame>
        <draw:frame draw:style-name="gr5" draw:text-style-name="P3" draw:layer="layout" svg:width="3.503cm" svg:height="0.543cm" svg:x="4.461cm" svg:y="4.038cm">
          <draw:text-box>
            <text:p text:style-name="P3">E-Mail: tommi@tntnet.org</text:p>
          </draw:text-box>
        </draw:frame>
        <draw:frame draw:style-name="gr6" draw:text-style-name="P3" draw:layer="layout" svg:width="3.563cm" svg:height="0.543cm" svg:x="4.461cm" svg:y="4.385cm">
          <draw:text-box>
            <text:p text:style-name="P3">Telefon: +49-174-3160646</text:p>
          </draw:text-box>
        </draw:frame>
        <draw:frame draw:style-name="gr7" draw:text-style-name="P3" draw:layer="layout" svg:width="3.829cm" svg:height="0.569cm" svg:x="4.461cm" svg:y="4.731cm">
          <draw:text-box>
            <text:p text:style-name="P3">http://www.tntnet.org/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elb-Orange" draw:style="linear" draw:start-color="#ffff99" draw:end-color="#ffcc99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0.3cm" fo:margin-left="0.3cm" fo:margin-right="0.3cm" fo:page-width="9.1cm" fo:page-height="6cm" style:print-orientation="portrait"/>
    </style:page-layout>
    <style:style style:name="Mdp1" style:family="drawing-page">
      <style:drawing-page-properties draw:background-size="border" draw:fill="gradient" draw:fill-gradient-name="Gelb-Orang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4T22:55:08</meta:creation-date>
    <meta:print-date>2010-05-16T11:44:16</meta:print-date>
    <dc:date>2010-05-16T11:44:53</dc:date>
    <meta:editing-duration>PT00H19M43S</meta:editing-duration>
    <meta:editing-cycles>3</meta:editing-cycles>
    <meta:generator>OpenOffice.org/3.1$Unix OpenOffice.org_project/310m19$Build-9420</meta:generator>
    <meta:document-statistic meta:object-count="7"/>
  </office:meta>
</office:document-meta>
</file>